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e6e6e6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053cm"/>
    </style:style>
    <style:style style:name="gr3" style:family="graphic" style:parent-style-name="standard">
      <style:graphic-properties draw:stroke="none" draw:fill="none" fo:min-height="2.542cm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/>
      <style:text-properties fo:font-family="'Jaures Black'" style:font-pitch="variable"/>
    </style:style>
    <style:style style:name="P3" style:family="paragraph">
      <style:paragraph-properties fo:margin-top="0cm" fo:margin-bottom="0cm"/>
      <style:text-properties fo:font-family="'Jaures Black'" style:font-pitch="variable"/>
    </style:style>
    <style:style style:name="T1" style:family="text">
      <style:text-properties fo:font-family="'Jaures Black'" style:font-pitch="variable" fo:font-size="60pt" style:font-size-asian="60pt" style:font-size-complex="60pt"/>
    </style:style>
    <style:style style:name="T2" style:family="text">
      <style:text-properties fo:font-family="'Jaures Black'" style:font-pitch="variable"/>
    </style:style>
    <style:style style:name="T3" style:family="text">
      <style:text-properties fo:font-family="'Jaures Black'" style:font-pitch="variable" fo:font-size="60pt" style:font-size-asian="60pt" style:font-size-complex="60pt"/>
    </style:style>
    <style:style style:name="T4" style:family="text">
      <style:text-properties fo:font-family="'Jaures Black'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7.172cm" svg:height="5.592cm" draw:transform="rotate (1.5707963267949) translate (0.821cm 8.35cm)">
          <text:p/>
          <draw:enhanced-geometry svg:viewBox="0 0 21600 21600" draw:text-areas="0 0 21600 21600" draw:mirror-vertical="true" draw:mirror-horizontal="true" draw:type="circular-arrow" draw:modifiers="180 179.510526118312 5650.8962924918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" draw:text-style-name="P2" draw:layer="layout" svg:width="4.88cm" svg:height="4.323cm" svg:x="-0.585cm" svg:y="-1.478cm">
          <draw:text-box>
            <text:p text:style-name="P2"><text:span text:style-name="T1"/></text:p>
            <text:p text:style-name="P2"><text:span text:style-name="T2"/></text:p>
            <text:p text:style-name="P2"><text:span text:style-name="T2"/></text:p>
          </draw:text-box>
        </draw:frame>
        <draw:g>
          <draw:frame draw:style-name="gr3" draw:text-style-name="P3" draw:layer="layout" svg:width="4.434cm" svg:height="2.792cm" svg:x="1.219cm" svg:y="5.03cm">
            <draw:text-box>
              <text:p text:style-name="P3"><text:span text:style-name="T3">B</text:span><text:span text:style-name="T4">lockchain</text:span></text:p>
            </draw:text-box>
          </draw:frame>
          <draw:frame draw:style-name="gr3" draw:text-style-name="P3" draw:layer="layout" svg:width="4.35cm" svg:height="2.792cm" svg:x="1.261cm" svg:y="3.33cm">
            <draw:text-box>
              <text:p text:style-name="P3"><text:span text:style-name="T3">H</text:span><text:span text:style-name="T4">ypertext</text:span></text:p>
            </draw:text-box>
          </draw:frame>
          <draw:frame draw:style-name="gr3" draw:text-style-name="P3" draw:layer="layout" svg:width="4.38cm" svg:height="2.792cm" svg:x="1.261cm" svg:y="1.691cm">
            <draw:text-box>
              <text:p text:style-name="P3"><text:span text:style-name="T3">BHB</text:span></text:p>
            </draw:text-box>
          </draw:frame>
        </draw:g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éro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adit </meta:initial-creator>
    <meta:creation-date>2016-08-19T15:18:24</meta:creation-date>
    <meta:editing-duration>PT9M59S</meta:editing-duration>
    <meta:editing-cycles>3</meta:editing-cycles>
    <dc:date>2016-08-19T15:43:33</dc:date>
    <dc:creator>Gradit </dc:creator>
    <meta:generator>LibreOffice/3.5$Linux_X86_64 LibreOffice_project/350m1$Build-2</meta:generator>
    <meta:document-statistic meta:object-count="29"/>
  </office:meta>
</office:document-meta>
</file>